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re Franklin" svg:font-family="'Libre Frankl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re Franklin" fo:font-weight="bold" officeooo:rsid="000330da" officeooo:paragraph-rsid="000330da" style:font-weight-asian="bold" style:font-weight-complex="bold"/>
    </style:style>
    <style:style style:name="P2" style:family="paragraph" style:parent-style-name="Standard">
      <style:text-properties style:font-name="Libre Franklin" fo:font-weight="bold" officeooo:rsid="0004d1a7" officeooo:paragraph-rsid="0004d1a7" style:font-weight-asian="bold" style:font-weight-complex="bold"/>
    </style:style>
    <style:style style:name="P3" style:family="paragraph" style:parent-style-name="Standard">
      <style:text-properties style:font-name="Libre Franklin" fo:font-weight="bold" officeooo:rsid="000c32fd" officeooo:paragraph-rsid="000c32fd" style:font-weight-asian="bold" style:font-weight-complex="bold"/>
    </style:style>
    <style:style style:name="P4" style:family="paragraph" style:parent-style-name="Standard">
      <style:text-properties style:font-name="Libre Franklin" fo:font-weight="bold" officeooo:rsid="000ee8ea" officeooo:paragraph-rsid="000ee8ea" style:font-weight-asian="bold" style:font-weight-complex="bold"/>
    </style:style>
    <style:style style:name="P5" style:family="paragraph" style:parent-style-name="Standard">
      <style:text-properties style:font-name="Libre Franklin" fo:font-weight="bold" officeooo:rsid="0010b49c" officeooo:paragraph-rsid="0010b49c" style:font-weight-asian="bold" style:font-weight-complex="bold"/>
    </style:style>
    <style:style style:name="P6" style:family="paragraph" style:parent-style-name="Standard">
      <style:text-properties style:font-name="Libre Franklin" fo:font-weight="bold" officeooo:rsid="00135133" officeooo:paragraph-rsid="00135133" style:font-weight-asian="bold" style:font-weight-complex="bold"/>
    </style:style>
    <style:style style:name="P7" style:family="paragraph" style:parent-style-name="Standard">
      <style:text-properties style:font-name="Libre Franklin" fo:font-weight="bold" officeooo:rsid="00135133" officeooo:paragraph-rsid="00146d85" style:font-weight-asian="bold" style:font-weight-complex="bold"/>
    </style:style>
    <style:style style:name="P8" style:family="paragraph" style:parent-style-name="Standard">
      <style:text-properties style:font-name="Libre Franklin" fo:font-weight="bold" officeooo:rsid="0019e40a" officeooo:paragraph-rsid="0019e40a" style:font-weight-asian="bold" style:font-weight-complex="bold"/>
    </style:style>
    <style:style style:name="P9" style:family="paragraph" style:parent-style-name="Standard">
      <style:text-properties style:font-name="Libre Franklin" fo:font-weight="bold" officeooo:rsid="0019e40a" officeooo:paragraph-rsid="001b15bf" style:font-weight-asian="bold" style:font-weight-complex="bold"/>
    </style:style>
    <style:style style:name="P10" style:family="paragraph" style:parent-style-name="Standard">
      <style:text-properties style:font-name="Libre Franklin" fo:font-weight="normal" officeooo:rsid="000330da" officeooo:paragraph-rsid="000330da" style:font-weight-asian="normal" style:font-weight-complex="normal"/>
    </style:style>
    <style:style style:name="P11" style:family="paragraph" style:parent-style-name="Standard">
      <style:text-properties style:font-name="Libre Franklin" fo:font-weight="normal" officeooo:rsid="000330da" officeooo:paragraph-rsid="0006b3ea" style:font-weight-asian="normal" style:font-weight-complex="normal"/>
    </style:style>
    <style:style style:name="P12" style:family="paragraph" style:parent-style-name="Standard">
      <style:text-properties style:font-name="Libre Franklin" fo:font-weight="normal" officeooo:rsid="0004d1a7" officeooo:paragraph-rsid="0004d1a7" style:font-weight-asian="normal" style:font-weight-complex="normal"/>
    </style:style>
    <style:style style:name="P13" style:family="paragraph" style:parent-style-name="Standard">
      <style:text-properties style:font-name="Libre Franklin" fo:font-weight="normal" officeooo:rsid="0006b3ea" officeooo:paragraph-rsid="0006b3ea" style:font-weight-asian="normal" style:font-weight-complex="normal"/>
    </style:style>
    <style:style style:name="P14" style:family="paragraph" style:parent-style-name="Standard">
      <style:text-properties style:font-name="Libre Franklin" fo:font-weight="normal" officeooo:rsid="0006d9e3" officeooo:paragraph-rsid="0006d9e3" style:font-weight-asian="normal" style:font-weight-complex="normal"/>
    </style:style>
    <style:style style:name="P15" style:family="paragraph" style:parent-style-name="Standard">
      <style:text-properties style:font-name="Libre Franklin" fo:font-weight="normal" officeooo:rsid="0007e03c" officeooo:paragraph-rsid="0007e03c" style:font-weight-asian="normal" style:font-weight-complex="normal"/>
    </style:style>
    <style:style style:name="P16" style:family="paragraph" style:parent-style-name="Standard">
      <style:text-properties style:font-name="Libre Franklin" fo:font-weight="normal" officeooo:rsid="0007e03c" officeooo:paragraph-rsid="000a88ed" style:font-weight-asian="normal" style:font-weight-complex="normal"/>
    </style:style>
    <style:style style:name="P17" style:family="paragraph" style:parent-style-name="Standard">
      <style:text-properties style:font-name="Libre Franklin" fo:font-weight="normal" officeooo:rsid="000c32fd" officeooo:paragraph-rsid="000c32fd" style:font-weight-asian="normal" style:font-weight-complex="normal"/>
    </style:style>
    <style:style style:name="P18" style:family="paragraph" style:parent-style-name="Standard">
      <style:text-properties style:font-name="Libre Franklin" fo:font-weight="normal" officeooo:rsid="000ea85b" officeooo:paragraph-rsid="000ea85b" style:font-weight-asian="normal" style:font-weight-complex="normal"/>
    </style:style>
    <style:style style:name="P19" style:family="paragraph" style:parent-style-name="Standard">
      <style:text-properties style:font-name="Libre Franklin" fo:font-weight="normal" officeooo:rsid="00116a30" officeooo:paragraph-rsid="00116a30" style:font-weight-asian="normal" style:font-weight-complex="normal"/>
    </style:style>
    <style:style style:name="P20" style:family="paragraph" style:parent-style-name="Standard">
      <style:text-properties style:font-name="Libre Franklin" fo:font-weight="normal" officeooo:rsid="00135133" officeooo:paragraph-rsid="0015060c" style:font-weight-asian="normal" style:font-weight-complex="normal"/>
    </style:style>
    <style:style style:name="P21" style:family="paragraph" style:parent-style-name="Standard">
      <style:text-properties style:font-name="Libre Franklin" fo:font-weight="normal" officeooo:rsid="00135133" officeooo:paragraph-rsid="0019b57b" style:font-weight-asian="normal" style:font-weight-complex="normal"/>
    </style:style>
    <style:style style:name="P22" style:family="paragraph" style:parent-style-name="Standard">
      <style:text-properties style:font-name="Libre Franklin" fo:font-weight="normal" officeooo:rsid="002354c9" officeooo:paragraph-rsid="002354c9" style:font-weight-asian="normal" style:font-weight-complex="normal"/>
    </style:style>
    <style:style style:name="P23" style:family="paragraph" style:parent-style-name="Standard">
      <style:text-properties style:font-name="Libre Franklin" fo:font-weight="normal" officeooo:rsid="00116a30" officeooo:paragraph-rsid="0012bc05" style:font-weight-asian="normal" style:font-weight-complex="normal"/>
    </style:style>
    <style:style style:name="P24" style:family="paragraph" style:parent-style-name="Standard">
      <style:text-properties style:font-name="Libre Franklin" fo:font-weight="normal" officeooo:rsid="0025a189" officeooo:paragraph-rsid="0025a189" style:font-weight-asian="normal" style:font-weight-complex="normal"/>
    </style:style>
    <style:style style:name="P25" style:family="paragraph" style:parent-style-name="Standard">
      <style:text-properties style:font-name="Libre Franklin" fo:font-weight="normal" officeooo:rsid="0026b7a9" officeooo:paragraph-rsid="0026b7a9" style:font-weight-asian="normal" style:font-weight-complex="normal"/>
    </style:style>
    <style:style style:name="P26" style:family="paragraph" style:parent-style-name="Standard">
      <style:text-properties style:font-name="Libre Franklin" fo:font-weight="normal" officeooo:rsid="0019b57b" officeooo:paragraph-rsid="0019b57b" style:font-weight-asian="normal" style:font-weight-complex="normal"/>
    </style:style>
    <style:style style:name="P27" style:family="paragraph" style:parent-style-name="Standard">
      <style:text-properties style:font-name="Libre Franklin" fo:font-weight="normal" officeooo:rsid="00298d7d" officeooo:paragraph-rsid="00298d7d" style:font-weight-asian="normal" style:font-weight-complex="normal"/>
    </style:style>
    <style:style style:name="P28" style:family="paragraph" style:parent-style-name="Standard">
      <style:text-properties style:font-name="Libre Franklin" fo:font-weight="normal" officeooo:rsid="002b2759" officeooo:paragraph-rsid="002b2759" style:font-weight-asian="normal" style:font-weight-complex="normal"/>
    </style:style>
    <style:style style:name="P29" style:family="paragraph" style:parent-style-name="Standard">
      <style:text-properties style:font-name="Libre Franklin" fo:font-weight="bold" officeooo:rsid="0010b49c" officeooo:paragraph-rsid="0010b49c" style:font-weight-asian="bold" style:font-weight-complex="bold"/>
    </style:style>
    <style:style style:name="P30" style:family="paragraph" style:parent-style-name="Standard">
      <style:text-properties officeooo:paragraph-rsid="00146d85"/>
    </style:style>
    <style:style style:name="T1" style:family="text">
      <style:text-properties officeooo:rsid="0006b3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b3ea" style:font-weight-asian="bold" style:font-weight-complex="bold"/>
    </style:style>
    <style:style style:name="T4" style:family="text">
      <style:text-properties fo:font-weight="bold" officeooo:rsid="0006d9e3" style:font-weight-asian="bold" style:font-weight-complex="bold"/>
    </style:style>
    <style:style style:name="T5" style:family="text">
      <style:text-properties fo:font-weight="bold" officeooo:rsid="0007e03c" style:font-weight-asian="bold" style:font-weight-complex="bold"/>
    </style:style>
    <style:style style:name="T6" style:family="text">
      <style:text-properties fo:font-weight="bold" officeooo:rsid="0008c9f6" style:font-weight-asian="bold" style:font-weight-complex="bold"/>
    </style:style>
    <style:style style:name="T7" style:family="text">
      <style:text-properties officeooo:rsid="0006d9e3"/>
    </style:style>
    <style:style style:name="T8" style:family="text">
      <style:text-properties officeooo:rsid="0008c9f6"/>
    </style:style>
    <style:style style:name="T9" style:family="text">
      <style:text-properties officeooo:rsid="000a88ed"/>
    </style:style>
    <style:style style:name="T10" style:family="text">
      <style:text-properties officeooo:rsid="000ed353"/>
    </style:style>
    <style:style style:name="T11" style:family="text">
      <style:text-properties officeooo:rsid="0012bc05"/>
    </style:style>
    <style:style style:name="T12" style:family="text">
      <style:text-properties style:font-name="Libre Franklin" fo:font-weight="normal" officeooo:rsid="00135133" style:font-weight-asian="normal" style:font-weight-complex="normal"/>
    </style:style>
    <style:style style:name="T13" style:family="text">
      <style:text-properties style:font-name="Libre Franklin" fo:font-weight="normal" officeooo:rsid="0013752c" style:font-weight-asian="normal" style:font-weight-complex="normal"/>
    </style:style>
    <style:style style:name="T14" style:family="text">
      <style:text-properties style:font-name="Libre Franklin" fo:font-weight="normal" officeooo:rsid="0017c701" style:font-weight-asian="normal" style:font-weight-complex="normal"/>
    </style:style>
    <style:style style:name="T15" style:family="text">
      <style:text-properties style:font-name="Libre Franklin" fo:font-weight="normal" officeooo:rsid="0026b7a9" style:font-weight-asian="normal" style:font-weight-complex="normal"/>
    </style:style>
    <style:style style:name="T16" style:family="text">
      <style:text-properties style:font-name="Libre Franklin" fo:font-weight="normal" officeooo:rsid="0015060c" style:font-weight-asian="normal" style:font-weight-complex="normal"/>
    </style:style>
    <style:style style:name="T17" style:family="text">
      <style:text-properties style:font-name="Libre Franklin" fo:font-weight="normal" officeooo:rsid="0027a823" style:font-weight-asian="normal" style:font-weight-complex="normal"/>
    </style:style>
    <style:style style:name="T18" style:family="text">
      <style:text-properties style:font-name="Libre Franklin" fo:font-weight="normal" officeooo:rsid="00298d7d" style:font-weight-asian="normal" style:font-weight-complex="normal"/>
    </style:style>
    <style:style style:name="T19" style:family="text">
      <style:text-properties officeooo:rsid="0013752c"/>
    </style:style>
    <style:style style:name="T20" style:family="text">
      <style:text-properties officeooo:rsid="0015060c"/>
    </style:style>
    <style:style style:name="T21" style:family="text">
      <style:text-properties officeooo:rsid="0017c701"/>
    </style:style>
    <style:style style:name="T22" style:family="text">
      <style:text-properties officeooo:rsid="0019b57b"/>
    </style:style>
    <style:style style:name="T23" style:family="text">
      <style:text-properties officeooo:rsid="001b4c11"/>
    </style:style>
    <style:style style:name="T24" style:family="text">
      <style:text-properties officeooo:rsid="001cc9f2"/>
    </style:style>
    <style:style style:name="T25" style:family="text">
      <style:text-properties officeooo:rsid="0025a189"/>
    </style:style>
    <style:style style:name="T26" style:family="text">
      <style:text-properties officeooo:rsid="002b27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8</text:p>
      <text:p text:style-name="P1">Hacer una traza del siguiente programa:</text:p>
      <text:p text:style-name="P1"/>
      <text:p text:style-name="P10">Tras colocar el código en un IDE, se ha comprobado qué valores salen tras las distintas variaciones que tienen las 6 operaciones. Se adjunta el código. A continuación se exponen los valores que salen y además se explica el por qué de esos valores.</text:p>
      <text:p text:style-name="P10"/>
      <text:p text:style-name="P10">System.out.println(a + b + c);</text:p>
      <text:p text:style-name="P10"/>
      <text:p text:style-name="P2">Como los valores no han tenido cambios, la suma se muestra normal:</text:p>
      <text:p text:style-name="P12">a=12, b=8, c=6, suma=26</text:p>
      <text:p text:style-name="P12"/>
      <text:p text:style-name="P10"><text:span text:style-name="T1">Si hacemos </text:span>a = c: <text:span text:style-name="T3">c ahora vale lo mismo que a</text:span></text:p>
      <text:p text:style-name="P13">a=6, b=8, c=6, suma=20</text:p>
      <text:p text:style-name="P10"/>
      <text:p text:style-name="P11"><text:span text:style-name="T1">Si hacemos </text:span>c += b: <text:span text:style-name="T3">a c se le ha sumado el valor de b=8</text:span></text:p>
      <text:p text:style-name="P13">a=6, b=8, c=<text:span text:style-name="T7">14</text:span>, suma=<text:span text:style-name="T7">28</text:span></text:p>
      <text:p text:style-name="P11"/>
      <text:p text:style-name="P11"><text:span text:style-name="T1">Si hacemos: </text:span>a = b + c: <text:span text:style-name="T4">ahora a vale la suma de b y c</text:span></text:p>
      <text:p text:style-name="P14"><text:span text:style-name="T7">a</text:span>=22, b=8, c=14, suma=44</text:p>
      <text:p text:style-name="P10"/>
      <text:p text:style-name="P11"><text:span text:style-name="T1">Si hacemos </text:span>a++ <text:span text:style-name="T1">y </text:span>b++: <text:span text:style-name="T5">esto significa que le ha sumado 1 tanto a b como a </text:span><text:span text:style-name="T6">c</text:span></text:p>
      <text:p text:style-name="P15">a=2<text:span text:style-name="T8">2</text:span>, b=9, c=1<text:span text:style-name="T8">5</text:span>, suma=46</text:p>
      <text:p text:style-name="P10"/>
      <text:p text:style-name="P11"><text:span text:style-name="T1">Si hacemos </text:span>c = a++ + ++b:</text:p>
      <text:p text:style-name="P16">a=2<text:span text:style-name="T8">2</text:span>, b=<text:span text:style-name="T9">10</text:span>, c=<text:span text:style-name="T9">1+22+1+1+10</text:span>, suma=67 <text:span text:style-name="T2">esto significa que c vale</text:span>=<text:span text:style-name="T9">1+22+1+1+10=67</text:span></text:p>
      <text:p text:style-name="P16"/>
      <text:p text:style-name="P3">Ejercicio 9</text:p>
      <text:p text:style-name="P3">Si se ejecuta la siguiente secuencia de instrucciones, ¿se produce una división por cero?</text:p>
      <text:p text:style-name="P3"/>
      <text:p text:style-name="P17">int j = -2;</text:p>
      <text:p text:style-name="P17">boolean b = (j &gt; 0) &amp;&amp; (1/(j+2) &gt; 10);</text:p>
      <text:p text:style-name="P17"/>
      <text:p text:style-name="P18">Se ha copiado el código y se ha ejecutado en un IDE (Visual Studio Code) y el resultado es false, pues como podemos comprobar <text:span text:style-name="T10">nada más empezar, j es menor que cero, por lo que no cumple la primera condición y deja de ejecutar el código marcando un false. No obstante, si siguiéramos veríamos que en la división queda un cero abajo, lo que daría una indefinición, infinito o error.</text:span></text:p>
      <text:p text:style-name="P18"/>
      <text:p text:style-name="P4">Ejercicio 10</text:p>
      <text:p text:style-name="P4">¿A qué valor se evalúan las siguientes expresiones? A la vista de los resultados obtenidos, ¿qué se puede concluir?</text:p>
      <text:p text:style-name="P19"/>
      <text:p text:style-name="P23">123456/10 <text:span text:style-name="T11">= </text:span>12345,6</text:p>
      <text:p text:style-name="P24">123456%10=0</text:p>
      <text:p text:style-name="P22">Como se observa, la barra da resultado de la división, por contra la barra con el porcentaje da el resto que se obtiene al realizar la operación, <text:span text:style-name="T25">en este caso 0, por ser una división exacta.</text:span></text:p>
      <text:p text:style-name="P5"/>
      <text:p text:style-name="P5"><text:soft-page-break/></text:p>
      <text:p text:style-name="P5">Ejercicio 11</text:p>
      <text:p text:style-name="P4">Dadas las siguientes expresiones, en donde a y b son variables enteras que toman los siguientes valores a = 5 y b = 3, indicar:</text:p>
      <text:p text:style-name="P4"/>
      <text:p text:style-name="P6">3/4*(a*a-b)</text:p>
      <text:p text:style-name="P6">a/b*100<text:span text:style-name="T20">0</text:span>+304</text:p>
      <text:p text:style-name="P6">(100/a+b/2)*5</text:p>
      <text:p text:style-name="P6"/>
      <text:p text:style-name="P4">a) El resultado al que se evalúan actualmente.</text:p>
      <text:p text:style-name="P4"/>
      <text:p text:style-name="P25">Como son int, y por ente no pueden tener decimales, no dan los resultados esperado:</text:p>
      <text:p text:style-name="P30"><text:span text:style-name="T12">3/4*(a*a-b)=</text:span><text:span text:style-name="T15">0</text:span><text:span text:style-name="T12">*(5*5-3)</text:span><text:span text:style-name="T13">=</text:span><text:span text:style-name="T14"> Al ejecutarse da 0 </text:span><text:span text:style-name="T15">pues ¾ lo hace 0 y ya el resto 22*0 = 0.</text:span></text:p>
      <text:p text:style-name="P30"><text:span text:style-name="T12">a/b*100</text:span><text:span text:style-name="T16">0</text:span><text:span text:style-name="T12">+304=</text:span><text:span text:style-name="T15">1</text:span><text:span text:style-name="T12">*100</text:span><text:span text:style-name="T16">0</text:span><text:span text:style-name="T12">+304</text:span><text:span text:style-name="T13">=</text:span><text:span text:style-name="T15">Al igual que antes,, 5/3 deriva en 1 por no tener decimales, el resto sale bien… El resultado es 1304.</text:span></text:p>
      <text:p text:style-name="P30"><text:span text:style-name="T12">(100/a+b/2)*5=(</text:span><text:span text:style-name="T17">20</text:span><text:span text:style-name="T12">+</text:span><text:span text:style-name="T17">1</text:span><text:span text:style-name="T12">)*5</text:span><text:span text:style-name="T13">=</text:span><text:span text:style-name="T14">10</text:span><text:span text:style-name="T17">5. </text:span><text:span text:style-name="T18">Igual que anteriormente.</text:span></text:p>
      <text:p text:style-name="P7"/>
      <text:p text:style-name="P4">b) La expresión modificada para que el resultado sea el que se indica como correcto.</text:p>
      <text:p text:style-name="P26"/>
      <text:p text:style-name="P27">Si ponemos <text:span text:style-name="T26">las</text:span> variables como double, sí salen los resultados deseados.</text:p>
      <text:p text:style-name="P28">Si no, deberíamos guardar las variables como auxiliar “aux” realizar la operación, y en la impresión por pantalla es cuando usaríamos “.%f, aux” para que saliera con decimales.</text:p>
      <text:p text:style-name="P20"/>
      <text:p text:style-name="P8">Ejercicio12</text:p>
      <text:p text:style-name="P8">Determinar el valor, true o false, de cada una de las siguientes expresiones lógicas, asumiendo que el valor de la variables cont y limite (de tipo int) es 10 y 20, respectivamente.</text:p>
      <text:p text:style-name="P8"/>
      <text:p text:style-name="P8">a) (cont == 0) &amp;&amp; (limite &lt; 20) <text:span text:style-name="T23">FALSE</text:span></text:p>
      <text:p text:style-name="P8">b) (limite &gt;= 20) || (cont &lt; 5) <text:span text:style-name="T23">TRUE (la segunda sí)</text:span></text:p>
      <text:p text:style-name="P9">c) ((limite/(cont-10)) &gt; 7) || (limite &lt; 20) <text:span text:style-name="T24">FALSE</text:span></text:p>
      <text:p text:style-name="P9">d) (limite&lt;=20) || ((limite/(cont-10)) &gt; 7) <text:span text:style-name="T24">TRUE</text:span></text:p>
      <text:p text:style-name="P9">e) ((limite/(cont-10)) &gt; 7) &amp;&amp; (limite &lt; 0) <text:span text:style-name="T24">FALSE</text:span></text:p>
      <text:p text:style-name="P9">f ) (limite &lt; 0) &amp;&amp; ((limite/(cont-10)) &gt; 7) <text:span text:style-name="T24">FAL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re Franklin" svg:font-family="'Libre Frankl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4T16:31:08.607518765</meta:creation-date>
    <dc:date>2020-11-19T21:53:16.979777283</dc:date>
    <meta:editing-duration>PT2H32M46S</meta:editing-duration>
    <meta:editing-cycles>37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47" meta:word-count="564" meta:character-count="3083" meta:non-whitespace-character-count="2566"/>
  </office:meta>
</office:document-meta>
</file>